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0">
      <style:table-cell-properties fo:background-color="#ffff00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e6e6ff"/>
      <style:text-properties style:use-window-font-color="true"/>
    </style:style>
    <style:style style:name="ce9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4.913cm" svg:height="6.621cm" svg:x="0.772cm" svg:y="20.526cm">
            <draw:object draw:notify-on-update-of-ranges="Sheet1.B7:Sheet1.S7 Sheet1.A8:Sheet1.A8 Sheet1.B8:Sheet1.S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.657cm" svg:height="6.614cm" svg:x="0cm" svg:y="27.782cm">
            <draw:object draw:notify-on-update-of-ranges="Sheet1.B7:Sheet1.S7 Sheet1.A12:Sheet1.A12 Sheet1.B12:Sheet1.S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721cm" svg:y="8.2cm">
            <draw:object draw:notify-on-update-of-ranges="Sheet1.L20:Sheet1.Q20 Sheet1.K21:Sheet1.K21 Sheet1.L21:Sheet1.Q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902cm" svg:height="8.612cm" svg:x="22.616cm" svg:y="10.645cm">
            <draw:object draw:notify-on-update-of-ranges="Sheet1.L19:Sheet1.Q19 Sheet1.L21:Sheet1.Q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6.88cm" svg:height="8.999cm" svg:x="0.77cm" svg:y="44.059cm">
            <draw:object draw:notify-on-update-of-ranges="Sheet1.C84:Sheet1.C84 Sheet1.C85:Sheet1.C95 Sheet1.D84:Sheet1.D84 Sheet1.D85:Sheet1.D95 Sheet1.H84:Sheet1.H84 Sheet1.H85:Sheet1.H95 Sheet1.C85:Sheet1.C95 Sheet1.G84:Sheet1.G84 Sheet1.G85:Sheet1.G95 Sheet1.C85:Sheet1.C95 Sheet1.C84:Sheet1.C84 Sheet1.C85:Sheet1.C95 Sheet1.E84:Sheet1.E84 Sheet1.E85:Sheet1.E95 Sheet1.C84:Sheet1.C84 Sheet1.C85:Sheet1.C95 Sheet1.F84:Sheet1.F84 Sheet1.F85:Sheet1.F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6.88cm" svg:height="8.999cm" svg:x="1.003cm" svg:y="53.441cm">
            <draw:object draw:notify-on-update-of-ranges="Sheet1.C85:Sheet1.C95 Sheet1.D84:Sheet1.D84 Sheet1.D85:Sheet1.D95 Sheet1.C85:Sheet1.C95 Sheet1.H84:Sheet1.H84 Sheet1.H85:Sheet1.H95 Sheet1.C85:Sheet1.C95 Sheet1.G84:Sheet1.G84 Sheet1.G85:Sheet1.G95 Sheet1.C85:Sheet1.C95 Sheet1.E84:Sheet1.E84 Sheet1.E85:Sheet1.E95 Sheet1.C85:Sheet1.C95 Sheet1.F84:Sheet1.F84 Sheet1.F85:Sheet1.F9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6.88cm" svg:height="8.999cm" svg:x="1.115cm" svg:y="62.844cm">
            <draw:object draw:notify-on-update-of-ranges="Sheet1.C85:Sheet1.C95 Sheet1.D84:Sheet1.D84 Sheet1.D85:Sheet1.D95 Sheet1.C85:Sheet1.C95 Sheet1.H84:Sheet1.H84 Sheet1.H85:Sheet1.H95 Sheet1.C85:Sheet1.C95 Sheet1.G84:Sheet1.G84 Sheet1.G85:Sheet1.G95 Sheet1.C85:Sheet1.C95 Sheet1.E84:Sheet1.E84 Sheet1.E85:Sheet1.E95 Sheet1.C85:Sheet1.C95 Sheet1.F84:Sheet1.F84 Sheet1.F85:Sheet1.F9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JAMA</text:p>
          </table:table-cell>
          <table:table-cell table:number-columns-repeated="6"/>
          <table: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style-name="ce6" office:value-type="string" calcext:value-type="string">
            <text:p>A6(5)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7-4</text:p>
          </table:table-cell>
          <table:table-cell office:value-type="string" calcext:value-type="string">
            <text:p>A8(10)</text:p>
          </table:table-cell>
          <table:table-cell table:style-name="ce8" office:value-type="string" calcext:value-type="string">
            <text:p>A8(10)-4</text:p>
          </table:table-cell>
          <table:table-cell office:value-type="string" calcext:value-type="string">
            <text:p>A9(5)</text:p>
          </table:table-cell>
          <table:table-cell table:style-name="ce8" office:value-type="string" calcext:value-type="string">
            <text:p>A9(5)-4</text:p>
          </table:table-cell>
          <table:table-cell office:value-type="string" calcext:value-type="string">
            <text:p>A10(20)</text:p>
          </table:table-cell>
          <table:table-cell table:style-name="ce8" office:value-type="string" calcext:value-type="string">
            <text:p>A10(20)-4</text:p>
          </table:table-cell>
          <table:table-cell office:value-type="string" calcext:value-type="string">
            <text:p>A11(30)</text:p>
          </table:table-cell>
          <table:table-cell table:style-name="ce8" office:value-type="string" calcext:value-type="string">
            <text:p>A11(30)-4</text:p>
          </table:table-cell>
          <table:table-cell office:value-type="string" calcext:value-type="string">
            <text:p>A12(50)</text:p>
          </table:table-cell>
          <table:table-cell table:style-name="ce8" office:value-type="string" calcext:value-type="string">
            <text:p>A12(50)-4</text:p>
          </table:table-cell>
          <table:table-cell office:value-type="string" calcext:value-type="string">
            <text:p>A13(60)</text:p>
          </table:table-cell>
          <table:table-cell table:style-name="ce8" office:value-type="string" calcext:value-type="string">
            <text:p>A13(60)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3" calcext:value-type="float">
            <text:p>3163</text:p>
          </table:table-cell>
          <table:table-cell office:value-type="float" office:value="2062" calcext:value-type="float">
            <text:p>206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1287" calcext:value-type="float">
            <text:p>1287</text:p>
          </table:table-cell>
          <table:table-cell office:value-type="float" office:value="1546" calcext:value-type="float">
            <text:p>1546</text:p>
          </table:table-cell>
          <table:table-cell table:style-name="ce6" office:value-type="float" office:value="1946" calcext:value-type="float">
            <text:p>1946</text:p>
          </table:table-cell>
          <table:table-cell office:value-type="float" office:value="4924" calcext:value-type="float">
            <text:p>4924</text:p>
          </table:table-cell>
          <table:table-cell office:value-type="float" office:value="5639" calcext:value-type="float">
            <text:p>5639</text:p>
          </table:table-cell>
          <table:table-cell office:value-type="float" office:value="4224" calcext:value-type="float">
            <text:p>4224</text:p>
          </table:table-cell>
          <table:table-cell table:style-name="ce8" office:value-type="float" office:value="5419" calcext:value-type="float">
            <text:p>5419</text:p>
          </table:table-cell>
          <table:table-cell office:value-type="float" office:value="3440" calcext:value-type="float">
            <text:p>3440</text:p>
          </table:table-cell>
          <table:table-cell table:style-name="ce8" office:value-type="float" office:value="4187" calcext:value-type="float">
            <text:p>4187</text:p>
          </table:table-cell>
          <table:table-cell office:value-type="float" office:value="4263" calcext:value-type="float">
            <text:p>4263</text:p>
          </table:table-cell>
          <table:table-cell table:style-name="ce8" office:value-type="float" office:value="5475" calcext:value-type="float">
            <text:p>5475</text:p>
          </table:table-cell>
          <table:table-cell office:value-type="float" office:value="4347" calcext:value-type="float">
            <text:p>4347</text:p>
          </table:table-cell>
          <table:table-cell table:style-name="ce8" office:value-type="float" office:value="5520" calcext:value-type="float">
            <text:p>5520</text:p>
          </table:table-cell>
          <table:table-cell office:value-type="float" office:value="4277" calcext:value-type="float">
            <text:p>4277</text:p>
          </table:table-cell>
          <table:table-cell table:style-name="ce8" office:value-type="float" office:value="5505" calcext:value-type="float">
            <text:p>5505</text:p>
          </table:table-cell>
          <table:table-cell office:value-type="float" office:value="4190" calcext:value-type="float">
            <text:p>4190</text:p>
          </table:table-cell>
          <table:table-cell table:style-name="ce8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7679" calcext:value-type="float">
            <text:p>217679</text:p>
          </table:table-cell>
          <table:table-cell office:value-type="float" office:value="138656" calcext:value-type="float">
            <text:p>138656</text:p>
          </table:table-cell>
          <table:table-cell table:style-name="ce3" office:value-type="float" office:value="102399" calcext:value-type="float">
            <text:p>102399</text:p>
          </table:table-cell>
          <table:table-cell office:value-type="float" office:value="70100" calcext:value-type="float">
            <text:p>70100</text:p>
          </table:table-cell>
          <table:table-cell office:value-type="float" office:value="73632" calcext:value-type="float">
            <text:p>73632</text:p>
          </table:table-cell>
          <table:table-cell table:style-name="ce6" office:value-type="float" office:value="69574" calcext:value-type="float">
            <text:p>69574</text:p>
          </table:table-cell>
          <table:table-cell office:value-type="float" office:value="114490" calcext:value-type="float">
            <text:p>114490</text:p>
          </table:table-cell>
          <table:table-cell office:value-type="float" office:value="83383" calcext:value-type="float">
            <text:p>83383</text:p>
          </table:table-cell>
          <table:table-cell office:value-type="float" office:value="64932" calcext:value-type="float">
            <text:p>64932</text:p>
          </table:table-cell>
          <table:table-cell table:style-name="ce8" office:value-type="float" office:value="48221" calcext:value-type="float">
            <text:p>48221</text:p>
          </table:table-cell>
          <table:table-cell office:value-type="float" office:value="73848" calcext:value-type="float">
            <text:p>73848</text:p>
          </table:table-cell>
          <table:table-cell table:style-name="ce8" office:value-type="float" office:value="60821" calcext:value-type="float">
            <text:p>60821</text:p>
          </table:table-cell>
          <table:table-cell office:value-type="float" office:value="65391" calcext:value-type="float">
            <text:p>65391</text:p>
          </table:table-cell>
          <table:table-cell table:style-name="ce8" office:value-type="float" office:value="64420" calcext:value-type="float">
            <text:p>64420</text:p>
          </table:table-cell>
          <table:table-cell office:value-type="float" office:value="67705" calcext:value-type="float">
            <text:p>67705</text:p>
          </table:table-cell>
          <table:table-cell table:style-name="ce8" office:value-type="float" office:value="74261" calcext:value-type="float">
            <text:p>74261</text:p>
          </table:table-cell>
          <table:table-cell office:value-type="float" office:value="64461" calcext:value-type="float">
            <text:p>64461</text:p>
          </table:table-cell>
          <table:table-cell table:style-name="ce8" office:value-type="float" office:value="55201" calcext:value-type="float">
            <text:p>55201</text:p>
          </table:table-cell>
          <table:table-cell office:value-type="float" office:value="62530" calcext:value-type="float">
            <text:p>62530</text:p>
          </table:table-cell>
          <table:table-cell table:style-name="ce8" office:value-type="float" office:value="53498" calcext:value-type="float">
            <text:p>534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50321" calcext:value-type="float">
            <text:p>20150321</text:p>
          </table:table-cell>
          <table:table-cell office:value-type="float" office:value="13799078" calcext:value-type="float">
            <text:p>13799078</text:p>
          </table:table-cell>
          <table:table-cell table:style-name="ce3" office:value-type="float" office:value="9558188" calcext:value-type="float">
            <text:p>9558188</text:p>
          </table:table-cell>
          <table:table-cell office:value-type="float" office:value="5990816" calcext:value-type="float">
            <text:p>5990816</text:p>
          </table:table-cell>
          <table:table-cell office:value-type="float" office:value="5205459" calcext:value-type="float">
            <text:p>5205459</text:p>
          </table:table-cell>
          <table:table-cell table:style-name="ce6" office:value-type="float" office:value="5344351" calcext:value-type="float">
            <text:p>5344351</text:p>
          </table:table-cell>
          <table:table-cell office:value-type="float" office:value="9673992" calcext:value-type="float">
            <text:p>9673992</text:p>
          </table:table-cell>
          <table:table-cell office:value-type="float" office:value="5475318" calcext:value-type="float">
            <text:p>5475318</text:p>
          </table:table-cell>
          <table:table-cell office:value-type="float" office:value="4953826" calcext:value-type="float">
            <text:p>4953826</text:p>
          </table:table-cell>
          <table:table-cell table:style-name="ce8" office:value-type="float" office:value="2888202" calcext:value-type="float">
            <text:p>2888202</text:p>
          </table:table-cell>
          <table:table-cell office:value-type="float" office:value="5207867" calcext:value-type="float">
            <text:p>5207867</text:p>
          </table:table-cell>
          <table:table-cell table:style-name="ce8" office:value-type="float" office:value="3308876" calcext:value-type="float">
            <text:p>3308876</text:p>
          </table:table-cell>
          <table:table-cell office:value-type="float" office:value="5115648" calcext:value-type="float">
            <text:p>5115648</text:p>
          </table:table-cell>
          <table:table-cell table:style-name="ce8" office:value-type="float" office:value="3011684" calcext:value-type="float">
            <text:p>3011684</text:p>
          </table:table-cell>
          <table:table-cell office:value-type="float" office:value="4454145" calcext:value-type="float">
            <text:p>4454145</text:p>
          </table:table-cell>
          <table:table-cell table:style-name="ce8" office:value-type="float" office:value="3001026" calcext:value-type="float">
            <text:p>3001026</text:p>
          </table:table-cell>
          <table:table-cell office:value-type="float" office:value="4624809" calcext:value-type="float">
            <text:p>4624809</text:p>
          </table:table-cell>
          <table:table-cell table:style-name="ce8" office:value-type="float" office:value="3707433" calcext:value-type="float">
            <text:p>3707433</text:p>
          </table:table-cell>
          <table:table-cell office:value-type="float" office:value="4518033" calcext:value-type="float">
            <text:p>4518033</text:p>
          </table:table-cell>
          <table:table-cell table:style-name="ce8" office:value-type="float" office:value="3642514" calcext:value-type="float">
            <text:p>36425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093703321" calcext:value-type="float">
            <text:p>5093703321</text:p>
          </table:table-cell>
          <table:table-cell office:value-type="float" office:value="3757263990" calcext:value-type="float">
            <text:p>3757263990</text:p>
          </table:table-cell>
          <table:table-cell table:style-name="ce3" office:value-type="float" office:value="2845574801" calcext:value-type="float">
            <text:p>2845574801</text:p>
          </table:table-cell>
          <table:table-cell office:value-type="float" office:value="1690266371" calcext:value-type="float">
            <text:p>1690266371</text:p>
          </table:table-cell>
          <table:table-cell office:value-type="float" office:value="1205792912" calcext:value-type="float">
            <text:p>1205792912</text:p>
          </table:table-cell>
          <table:table-cell table:style-name="ce6" office:value-type="float" office:value="1027315456" calcext:value-type="float">
            <text:p>1027315456</text:p>
          </table:table-cell>
          <table:table-cell office:value-type="float" office:value="2882618006" calcext:value-type="float">
            <text:p>2882618006</text:p>
          </table:table-cell>
          <table:table-cell office:value-type="float" office:value="1270498814" calcext:value-type="float">
            <text:p>1270498814</text:p>
          </table:table-cell>
          <table:table-cell office:value-type="float" office:value="929383477" calcext:value-type="float">
            <text:p>929383477</text:p>
          </table:table-cell>
          <table:table-cell table:style-name="ce8" office:value-type="float" office:value="459444355" calcext:value-type="float">
            <text:p>459444355</text:p>
          </table:table-cell>
          <table:table-cell office:value-type="float" office:value="1107307094" calcext:value-type="float">
            <text:p>1107307094</text:p>
          </table:table-cell>
          <table:table-cell table:style-name="ce8" office:value-type="float" office:value="528215284" calcext:value-type="float">
            <text:p>528215284</text:p>
          </table:table-cell>
          <table:table-cell office:value-type="float" office:value="904895934" calcext:value-type="float">
            <text:p>904895934</text:p>
          </table:table-cell>
          <table:table-cell table:style-name="ce8" office:value-type="float" office:value="396926415" calcext:value-type="float">
            <text:p>396926415</text:p>
          </table:table-cell>
          <table:table-cell office:value-type="float" office:value="721159659" calcext:value-type="float">
            <text:p>721159659</text:p>
          </table:table-cell>
          <table:table-cell table:style-name="ce8" office:value-type="float" office:value="365177849" calcext:value-type="float">
            <text:p>365177849</text:p>
          </table:table-cell>
          <table:table-cell office:value-type="float" office:value="640261151" calcext:value-type="float">
            <text:p>640261151</text:p>
          </table:table-cell>
          <table:table-cell table:style-name="ce8" office:value-type="float" office:value="326597142" calcext:value-type="float">
            <text:p>326597142</text:p>
          </table:table-cell>
          <table:table-cell office:value-type="float" office:value="705999611" calcext:value-type="float">
            <text:p>705999611</text:p>
          </table:table-cell>
          <table:table-cell table:style-name="ce8" office:value-type="float" office:value="336479442" calcext:value-type="float">
            <text:p>33647944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2646774075" calcext:value-type="float">
            <text:p>42646774075</text:p>
          </table:table-cell>
          <table:table-cell office:value-type="float" office:value="32734491099" calcext:value-type="float">
            <text:p>32734491099</text:p>
          </table:table-cell>
          <table:table-cell table:style-name="ce3" office:value-type="float" office:value="25566061521" calcext:value-type="float">
            <text:p>25566061521</text:p>
          </table:table-cell>
          <table:table-cell office:value-type="float" office:value="14136630715" calcext:value-type="float">
            <text:p>14136630715</text:p>
          </table:table-cell>
          <table:table-cell office:value-type="float" office:value="10374603302" calcext:value-type="float">
            <text:p>10374603302</text:p>
          </table:table-cell>
          <table:table-cell table:style-name="ce6" office:value-type="float" office:value="8854291553" calcext:value-type="float">
            <text:p>8854291553</text:p>
          </table:table-cell>
          <table:table-cell office:value-type="float" office:value="26363031298" calcext:value-type="float">
            <text:p>26363031298</text:p>
          </table:table-cell>
          <table:table-cell office:value-type="float" office:value="13028069942" calcext:value-type="float">
            <text:p>13028069942</text:p>
          </table:table-cell>
          <table:table-cell office:value-type="float" office:value="8456035558" calcext:value-type="float">
            <text:p>8456035558</text:p>
          </table:table-cell>
          <table:table-cell table:style-name="ce8" office:value-type="float" office:value="4758012239" calcext:value-type="float">
            <text:p>4758012239</text:p>
          </table:table-cell>
          <table:table-cell office:value-type="float" office:value="9755682926" calcext:value-type="float">
            <text:p>9755682926</text:p>
          </table:table-cell>
          <table:table-cell table:style-name="ce8" office:value-type="float" office:value="5048529738" calcext:value-type="float">
            <text:p>5048529738</text:p>
          </table:table-cell>
          <table:table-cell office:value-type="float" office:value="8530594277" calcext:value-type="float">
            <text:p>8530594277</text:p>
          </table:table-cell>
          <table:table-cell table:style-name="ce8" office:value-type="float" office:value="3636444370" calcext:value-type="float">
            <text:p>3636444370</text:p>
          </table:table-cell>
          <table:table-cell office:value-type="float" office:value="7038154035" calcext:value-type="float">
            <text:p>7038154035</text:p>
          </table:table-cell>
          <table:table-cell table:style-name="ce8" office:value-type="float" office:value="3171462397" calcext:value-type="float">
            <text:p>3171462397</text:p>
          </table:table-cell>
          <table:table-cell office:value-type="float" office:value="6192925064" calcext:value-type="float">
            <text:p>6192925064</text:p>
          </table:table-cell>
          <table:table-cell table:style-name="ce8" office:value-type="float" office:value="3047465447" calcext:value-type="float">
            <text:p>3047465447</text:p>
          </table:table-cell>
          <table:table-cell office:value-type="float" office:value="6093399141" calcext:value-type="float">
            <text:p>6093399141</text:p>
          </table:table-cell>
          <table:table-cell table:style-name="ce8" office:value-type="float" office:value="3345373694" calcext:value-type="float">
            <text:p>3345373694</text:p>
          </table:table-cell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ce1" table:formula="of:=[.A10]" office:value-type="float" office:value="160" calcext:value-type="float">
            <text:p>160</text:p>
          </table:table-cell>
          <table:table-cell table:style-name="ce2" table:formula="of:=[.B10]/MIN([.$B$10:.$U$10])" office:value-type="percentage" office:value="6.97676997661521" calcext:value-type="percentage">
            <text:p>697,68%</text:p>
          </table:table-cell>
          <table:table-cell table:style-name="ce2" table:formula="of:=[.C10]/MIN([.$B$10:.$U$10])" office:value-type="percentage" office:value="4.77773992262314" calcext:value-type="percentage">
            <text:p>477,77%</text:p>
          </table:table-cell>
          <table:table-cell table:style-name="ce2" table:formula="of:=[.D10]/MIN([.$B$10:.$U$10])" office:value-type="percentage" office:value="3.30939040967356" calcext:value-type="percentage">
            <text:p>330,94%</text:p>
          </table:table-cell>
          <table:table-cell table:style-name="ce2" table:formula="of:=[.E10]/MIN([.$B$10:.$U$10])" office:value-type="percentage" office:value="2.07423718978105" calcext:value-type="percentage">
            <text:p>207,42%</text:p>
          </table:table-cell>
          <table:table-cell table:style-name="ce2" table:formula="of:=[.F10]/MIN([.$B$10:.$U$10])" office:value-type="percentage" office:value="1.80231818965571" calcext:value-type="percentage">
            <text:p>180,23%</text:p>
          </table:table-cell>
          <table:table-cell table:style-name="ce2" table:formula="of:=[.G10]/MIN([.$B$10:.$U$10])" office:value-type="percentage" office:value="1.85040762384348" calcext:value-type="percentage">
            <text:p>185,04%</text:p>
          </table:table-cell>
          <table:table-cell table:style-name="ce2" table:formula="of:=[.H10]/MIN([.$B$10:.$U$10])" office:value-type="percentage" office:value="3.34948594315772" calcext:value-type="percentage">
            <text:p>334,95%</text:p>
          </table:table-cell>
          <table:table-cell table:style-name="ce2" table:formula="of:=[.I10]/MIN([.$B$10:.$U$10])" office:value-type="percentage" office:value="1.89575313638035" calcext:value-type="percentage">
            <text:p>189,58%</text:p>
          </table:table-cell>
          <table:table-cell table:style-name="ce2" table:formula="of:=[.J10]/MIN([.$B$10:.$U$10])" office:value-type="percentage" office:value="1.71519374337391" calcext:value-type="percentage">
            <text:p>171,52%</text:p>
          </table:table-cell>
          <table:table-cell table:style-name="ce9" table:formula="of:=[.K10]/MIN([.$B$10:.$U$10])" office:value-type="percentage" office:value="1" calcext:value-type="percentage">
            <text:p>100,00%</text:p>
          </table:table-cell>
          <table:table-cell table:style-name="ce2" table:formula="of:=[.L10]/MIN([.$B$10:.$U$10])" office:value-type="percentage" office:value="1.80315192635418" calcext:value-type="percentage">
            <text:p>180,32%</text:p>
          </table:table-cell>
          <table:table-cell table:style-name="ce2" table:formula="of:=[.M10]/MIN([.$B$10:.$U$10])" office:value-type="percentage" office:value="1.14565255477283" calcext:value-type="percentage">
            <text:p>114,57%</text:p>
          </table:table-cell>
          <table:table-cell table:style-name="ce2" table:formula="of:=[.N10]/MIN([.$B$10:.$U$10])" office:value-type="percentage" office:value="1.77122237295037" calcext:value-type="percentage">
            <text:p>177,12%</text:p>
          </table:table-cell>
          <table:table-cell table:style-name="ce2" table:formula="of:=[.O10]/MIN([.$B$10:.$U$10])" office:value-type="percentage" office:value="1.04275393480096" calcext:value-type="percentage">
            <text:p>104,28%</text:p>
          </table:table-cell>
          <table:table-cell table:style-name="ce2" table:formula="of:=[.P10]/MIN([.$B$10:.$U$10])" office:value-type="percentage" office:value="1.5421861074814" calcext:value-type="percentage">
            <text:p>154,22%</text:p>
          </table:table-cell>
          <table:table-cell table:style-name="ce2" table:formula="of:=[.Q10]/MIN([.$B$10:.$U$10])" office:value-type="percentage" office:value="1.03906374969618" calcext:value-type="percentage">
            <text:p>103,91%</text:p>
          </table:table-cell>
          <table:table-cell table:style-name="ce2" table:formula="of:=[.R10]/MIN([.$B$10:.$U$10])" office:value-type="percentage" office:value="1.60127615727709" calcext:value-type="percentage">
            <text:p>160,13%</text:p>
          </table:table-cell>
          <table:table-cell table:style-name="ce2" table:formula="of:=[.S10]/MIN([.$B$10:.$U$10])" office:value-type="percentage" office:value="1.28364740416356" calcext:value-type="percentage">
            <text:p>128,36%</text:p>
          </table:table-cell>
          <table:table-cell table:style-name="ce2" table:formula="of:=[.T10]/MIN([.$B$10:.$U$10])" office:value-type="percentage" office:value="1.56430644393986" calcext:value-type="percentage">
            <text:p>156,43%</text:p>
          </table:table-cell>
          <table:table-cell table:style-name="ce2" table:formula="of:=[.U10]/MIN([.$B$10:.$U$10])" office:value-type="percentage" office:value="1.26117009821335" calcext:value-type="percentage">
            <text:p>126,12%</text:p>
          </table:table-cell>
        </table:table-row>
        <table:table-row table:style-name="ro1">
          <table:table-cell table:formula="of:=[.A11]" office:value-type="float" office:value="640" calcext:value-type="float">
            <text:p>640</text:p>
          </table:table-cell>
          <table:table-cell table:style-name="ce2" table:formula="of:=[.B11]/MIN([.$B$11:.$U$11])" office:value-type="percentage" office:value="15.5962887176765" calcext:value-type="percentage">
            <text:p>1559,63%</text:p>
          </table:table-cell>
          <table:table-cell table:style-name="ce2" table:formula="of:=[.C11]/MIN([.$B$11:.$U$11])" office:value-type="percentage" office:value="11.5042770031343" calcext:value-type="percentage">
            <text:p>1150,43%</text:p>
          </table:table-cell>
          <table:table-cell table:style-name="ce2" table:formula="of:=[.D11]/MIN([.$B$11:.$U$11])" office:value-type="percentage" office:value="8.71279761841884" calcext:value-type="percentage">
            <text:p>871,28%</text:p>
          </table:table-cell>
          <table:table-cell table:style-name="ce2" table:formula="of:=[.E11]/MIN([.$B$11:.$U$11])" office:value-type="percentage" office:value="5.17538628981634" calcext:value-type="percentage">
            <text:p>517,54%</text:p>
          </table:table-cell>
          <table:table-cell table:style-name="ce2" table:formula="of:=[.F11]/MIN([.$B$11:.$U$11])" office:value-type="percentage" office:value="3.69198856002237" calcext:value-type="percentage">
            <text:p>369,20%</text:p>
          </table:table-cell>
          <table:table-cell table:style-name="ce2" table:formula="of:=[.G11]/MIN([.$B$11:.$U$11])" office:value-type="percentage" office:value="3.14551269404556" calcext:value-type="percentage">
            <text:p>314,55%</text:p>
          </table:table-cell>
          <table:table-cell table:style-name="ce2" table:formula="of:=[.H11]/MIN([.$B$11:.$U$11])" office:value-type="percentage" office:value="8.82621932435649" calcext:value-type="percentage">
            <text:p>882,62%</text:p>
          </table:table-cell>
          <table:table-cell table:style-name="ce2" table:formula="of:=[.I11]/MIN([.$B$11:.$U$11])" office:value-type="percentage" office:value="3.89011001817034" calcext:value-type="percentage">
            <text:p>389,01%</text:p>
          </table:table-cell>
          <table:table-cell table:style-name="ce2" table:formula="of:=[.J11]/MIN([.$B$11:.$U$11])" office:value-type="percentage" office:value="2.84565710314758" calcext:value-type="percentage">
            <text:p>284,57%</text:p>
          </table:table-cell>
          <table:table-cell table:style-name="ce2" table:formula="of:=[.K11]/MIN([.$B$11:.$U$11])" office:value-type="percentage" office:value="1.40676171318119" calcext:value-type="percentage">
            <text:p>140,68%</text:p>
          </table:table-cell>
          <table:table-cell table:style-name="ce2" table:formula="of:=[.L11]/MIN([.$B$11:.$U$11])" office:value-type="percentage" office:value="3.39043718269892" calcext:value-type="percentage">
            <text:p>339,04%</text:p>
          </table:table-cell>
          <table:table-cell table:style-name="ce2" table:formula="of:=[.M11]/MIN([.$B$11:.$U$11])" office:value-type="percentage" office:value="1.6173297805527" calcext:value-type="percentage">
            <text:p>161,73%</text:p>
          </table:table-cell>
          <table:table-cell table:style-name="ce2" table:formula="of:=[.N11]/MIN([.$B$11:.$U$11])" office:value-type="percentage" office:value="2.77067927924489" calcext:value-type="percentage">
            <text:p>277,07%</text:p>
          </table:table-cell>
          <table:table-cell table:style-name="ce2" table:formula="of:=[.O11]/MIN([.$B$11:.$U$11])" office:value-type="percentage" office:value="1.21533952369981" calcext:value-type="percentage">
            <text:p>121,53%</text:p>
          </table:table-cell>
          <table:table-cell table:style-name="ce2" table:formula="of:=[.P11]/MIN([.$B$11:.$U$11])" office:value-type="percentage" office:value="2.20810156079076" calcext:value-type="percentage">
            <text:p>220,81%</text:p>
          </table:table-cell>
          <table:table-cell table:style-name="ce2" table:formula="of:=[.Q11]/MIN([.$B$11:.$U$11])" office:value-type="percentage" office:value="1.11812934664321" calcext:value-type="percentage">
            <text:p>111,81%</text:p>
          </table:table-cell>
          <table:table-cell table:style-name="ce2" table:formula="of:=[.R11]/MIN([.$B$11:.$U$11])" office:value-type="percentage" office:value="1.96040034851254" calcext:value-type="percentage">
            <text:p>196,04%</text:p>
          </table:table-cell>
          <table:table-cell table:style-name="ce9" table:formula="of:=[.S11]/MIN([.$B$11:.$U$11])" office:value-type="percentage" office:value="1" calcext:value-type="percentage">
            <text:p>100,00%</text:p>
          </table:table-cell>
          <table:table-cell table:style-name="ce2" table:formula="of:=[.T11]/MIN([.$B$11:.$U$11])" office:value-type="percentage" office:value="2.161683371375" calcext:value-type="percentage">
            <text:p>216,17%</text:p>
          </table:table-cell>
          <table:table-cell table:style-name="ce2" table:formula="of:=[.U11]/MIN([.$B$11:.$U$11])" office:value-type="percentage" office:value="1.03025837868477" calcext:value-type="percentage">
            <text:p>103,03%</text:p>
          </table:table-cell>
        </table:table-row>
        <table:table-row table:style-name="ro1">
          <table:table-cell table:style-name="ce1" table:formula="of:=[.A12]" office:value-type="float" office:value="1280" calcext:value-type="float">
            <text:p>1280</text:p>
          </table:table-cell>
          <table:table-cell table:style-name="ce2" table:formula="of:=[.B12]/MIN([.$B$12:.$U$12])" office:value-type="percentage" office:value="13.9941780527758" calcext:value-type="percentage">
            <text:p>1399,42%</text:p>
          </table:table-cell>
          <table:table-cell table:style-name="ce2" table:formula="of:=[.C12]/MIN([.$B$12:.$U$12])" office:value-type="percentage" office:value="10.7415462679732" calcext:value-type="percentage">
            <text:p>1074,15%</text:p>
          </table:table-cell>
          <table:table-cell table:style-name="ce2" table:formula="of:=[.D12]/MIN([.$B$12:.$U$12])" office:value-type="percentage" office:value="8.38928675833482" calcext:value-type="percentage">
            <text:p>838,93%</text:p>
          </table:table-cell>
          <table:table-cell table:style-name="ce2" table:formula="of:=[.E12]/MIN([.$B$12:.$U$12])" office:value-type="percentage" office:value="4.63881575061547" calcext:value-type="percentage">
            <text:p>463,88%</text:p>
          </table:table-cell>
          <table:table-cell table:style-name="ce2" table:formula="of:=[.F12]/MIN([.$B$12:.$U$12])" office:value-type="percentage" office:value="3.40433828780996" calcext:value-type="percentage">
            <text:p>340,43%</text:p>
          </table:table-cell>
          <table:table-cell table:style-name="ce2" table:formula="of:=[.G12]/MIN([.$B$12:.$U$12])" office:value-type="percentage" office:value="2.90546085164522" calcext:value-type="percentage">
            <text:p>290,55%</text:p>
          </table:table-cell>
          <table:table-cell table:style-name="ce2" table:formula="of:=[.H12]/MIN([.$B$12:.$U$12])" office:value-type="percentage" office:value="8.65080564701806" calcext:value-type="percentage">
            <text:p>865,08%</text:p>
          </table:table-cell>
          <table:table-cell table:style-name="ce2" table:formula="of:=[.I12]/MIN([.$B$12:.$U$12])" office:value-type="percentage" office:value="4.27505091315314" calcext:value-type="percentage">
            <text:p>427,51%</text:p>
          </table:table-cell>
          <table:table-cell table:style-name="ce2" table:formula="of:=[.J12]/MIN([.$B$12:.$U$12])" office:value-type="percentage" office:value="2.77477651676882" calcext:value-type="percentage">
            <text:p>277,48%</text:p>
          </table:table-cell>
          <table:table-cell table:style-name="ce2" table:formula="of:=[.K12]/MIN([.$B$12:.$U$12])" office:value-type="percentage" office:value="1.56130145583239" calcext:value-type="percentage">
            <text:p>156,13%</text:p>
          </table:table-cell>
          <table:table-cell table:style-name="ce2" table:formula="of:=[.L12]/MIN([.$B$12:.$U$12])" office:value-type="percentage" office:value="3.2012448034821" calcext:value-type="percentage">
            <text:p>320,12%</text:p>
          </table:table-cell>
          <table:table-cell table:style-name="ce2" table:formula="of:=[.M12]/MIN([.$B$12:.$U$12])" office:value-type="percentage" office:value="1.65663231488642" calcext:value-type="percentage">
            <text:p>165,66%</text:p>
          </table:table-cell>
          <table:table-cell table:style-name="ce2" table:formula="of:=[.N12]/MIN([.$B$12:.$U$12])" office:value-type="percentage" office:value="2.79924232952263" calcext:value-type="percentage">
            <text:p>279,92%</text:p>
          </table:table-cell>
          <table:table-cell table:style-name="ce2" table:formula="of:=[.O12]/MIN([.$B$12:.$U$12])" office:value-type="percentage" office:value="1.19326844987851" calcext:value-type="percentage">
            <text:p>119,33%</text:p>
          </table:table-cell>
          <table:table-cell table:style-name="ce2" table:formula="of:=[.P12]/MIN([.$B$12:.$U$12])" office:value-type="percentage" office:value="2.3095106925424" calcext:value-type="percentage">
            <text:p>230,95%</text:p>
          </table:table-cell>
          <table:table-cell table:style-name="ce2" table:formula="of:=[.Q12]/MIN([.$B$12:.$U$12])" office:value-type="percentage" office:value="1.04068854992993" calcext:value-type="percentage">
            <text:p>104,07%</text:p>
          </table:table-cell>
          <table:table-cell table:style-name="ce2" table:formula="of:=[.R12]/MIN([.$B$12:.$U$12])" office:value-type="percentage" office:value="2.03215595769805" calcext:value-type="percentage">
            <text:p>203,22%</text:p>
          </table:table-cell>
          <table:table-cell table:style-name="ce9" table:formula="of:=[.S12]/MIN([.$B$12:.$U$12])" office:value-type="percentage" office:value="1" calcext:value-type="percentage">
            <text:p>100,00%</text:p>
          </table:table-cell>
          <table:table-cell table:style-name="ce2" table:formula="of:=[.T12]/MIN([.$B$12:.$U$12])" office:value-type="percentage" office:value="1.99949736821413" calcext:value-type="percentage">
            <text:p>199,95%</text:p>
          </table:table-cell>
          <table:table-cell table:style-name="ce2" table:formula="of:=[.U12]/MIN([.$B$12:.$U$12])" office:value-type="percentage" office:value="1.09775607047268" calcext:value-type="percentage">
            <text:p>109,78%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(5)-4</text:p>
          </table:table-cell>
          <table:table-cell office:value-type="string" calcext:value-type="string">
            <text:p>(10)-4</text:p>
          </table:table-cell>
          <table:table-cell office:value-type="string" calcext:value-type="string">
            <text:p>(20)-4</text:p>
          </table:table-cell>
          <table:table-cell office:value-type="string" calcext:value-type="string">
            <text:p>(30)-4</text:p>
          </table:table-cell>
          <table:table-cell office:value-type="string" calcext:value-type="string">
            <text:p>(50)-4</text:p>
          </table:table-cell>
          <table:table-cell office:value-type="string" calcext:value-type="string">
            <text:p>(60)-4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[.A12]" office:value-type="float" office:value="1280" calcext:value-type="float">
            <text:p>1280</text:p>
          </table:table-cell>
          <table:table-cell table:formula="of:=[.M12]" office:value-type="float" office:value="5048529738" calcext:value-type="float">
            <text:p>5048529738</text:p>
          </table:table-cell>
          <table:table-cell table:formula="of:=[.K12]" office:value-type="float" office:value="4758012239" calcext:value-type="float">
            <text:p>4758012239</text:p>
          </table:table-cell>
          <table:table-cell table:formula="of:=[.O12]" office:value-type="float" office:value="3636444370" calcext:value-type="float">
            <text:p>3636444370</text:p>
          </table:table-cell>
          <table:table-cell table:formula="of:=[.Q12]" office:value-type="float" office:value="3171462397" calcext:value-type="float">
            <text:p>3171462397</text:p>
          </table:table-cell>
          <table:table-cell table:formula="of:=[.S12]" office:value-type="float" office:value="3047465447" calcext:value-type="float">
            <text:p>3047465447</text:p>
          </table:table-cell>
          <table:table-cell table:formula="of:=[.U12]" office:value-type="float" office:value="3345373694" calcext:value-type="float">
            <text:p>3345373694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0" table:formula="of:=[.L21]/MIN([.$L$21:.$Q$21])" office:value-type="percentage" office:value="1.65663231488642" calcext:value-type="percentage">
            <text:p>165,66%</text:p>
          </table:table-cell>
          <table:table-cell table:style-name="ce10" table:formula="of:=[.M21]/MIN([.$L$21:.$Q$21])" office:value-type="percentage" office:value="1.56130145583239" calcext:value-type="percentage">
            <text:p>156,13%</text:p>
          </table:table-cell>
          <table:table-cell table:style-name="ce10" table:formula="of:=[.N21]/MIN([.$L$21:.$Q$21])" office:value-type="percentage" office:value="1.19326844987851" calcext:value-type="percentage">
            <text:p>119,33%</text:p>
          </table:table-cell>
          <table:table-cell table:style-name="ce10" table:formula="of:=[.O21]/MIN([.$L$21:.$Q$21])" office:value-type="percentage" office:value="1.04068854992993" calcext:value-type="percentage">
            <text:p>104,07%</text:p>
          </table:table-cell>
          <table:table-cell table:style-name="ce10" table:formula="of:=[.P21]/MIN([.$L$21:.$Q$21])" office:value-type="percentage" office:value="1" calcext:value-type="percentage">
            <text:p>100,00%</text:p>
          </table:table-cell>
          <table:table-cell table:style-name="ce10" table:formula="of:=[.Q21]/MIN([.$L$21:.$Q$21])" office:value-type="percentage" office:value="1.09775607047268" calcext:value-type="percentage">
            <text:p>109,78%</text:p>
          </table:table-cell>
          <table:table-cell table:number-columns-repeated="4"/>
        </table:table-row>
        <table:table-row table:style-name="ro1" table:number-rows-repeated="6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Послед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WithValue-rever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ord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4" office:value-type="float" office:value="0.71031" calcext:value-type="float">
            <text:p>7,10E-001</text:p>
          </table:table-cell>
          <table:table-cell table:style-name="ce5" office:value-type="float" office:value="1.0604" calcext:value-type="float">
            <text:p>1,06E+000</text:p>
          </table:table-cell>
          <table:table-cell table:style-name="ce5" office:value-type="float" office:value="2.7167" calcext:value-type="float">
            <text:p>2,72E+000</text:p>
          </table:table-cell>
          <table:table-cell table:formula="of:=[.F85]/MAX([.$F$85:.$F$95])" office:value-type="float" office:value="0.761748541947061" calcext:value-type="float">
            <text:p>0,7617485419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0.80934" calcext:value-type="float">
            <text:p>8,09E-001</text:p>
          </table:table-cell>
          <table:table-cell table:style-name="ce5" office:value-type="float" office:value="1.2047" calcext:value-type="float">
            <text:p>1,20E+000</text:p>
          </table:table-cell>
          <table:table-cell table:style-name="ce5" office:value-type="float" office:value="2.9877" calcext:value-type="float">
            <text:p>2,99E+000</text:p>
          </table:table-cell>
          <table:table-cell table:formula="of:=[.F86]/MAX([.$F$85:.$F$95])" office:value-type="float" office:value="0.837735531628533" calcext:value-type="float">
            <text:p>0,8377355316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024" calcext:value-type="float">
            <text:p>1024</text:p>
          </table:table-cell>
          <table:table-cell table:style-name="ce4" office:value-type="float" office:value="1.437" calcext:value-type="float">
            <text:p>1,44E+000</text:p>
          </table:table-cell>
          <table:table-cell table:style-name="ce5" office:value-type="float" office:value="1.563" calcext:value-type="float">
            <text:p>1,56E+000</text:p>
          </table:table-cell>
          <table:table-cell table:style-name="ce5" office:value-type="float" office:value="3.0639" calcext:value-type="float">
            <text:p>3,06E+000</text:p>
          </table:table-cell>
          <table:table-cell table:formula="of:=[.F87]/MAX([.$F$85:.$F$95])" office:value-type="float" office:value="0.859101615074024" calcext:value-type="float">
            <text:p>0,859101615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4096" calcext:value-type="float">
            <text:p>4096</text:p>
          </table:table-cell>
          <table:table-cell table:style-name="ce4" office:value-type="float" office:value="1.4062" calcext:value-type="float">
            <text:p>1,41E+000</text:p>
          </table:table-cell>
          <table:table-cell table:style-name="ce5" office:value-type="float" office:value="1.5888" calcext:value-type="float">
            <text:p>1,59E+000</text:p>
          </table:table-cell>
          <table:table-cell table:style-name="ce5" office:value-type="float" office:value="3.083" calcext:value-type="float">
            <text:p>3,08E+000</text:p>
          </table:table-cell>
          <table:table-cell table:formula="of:=[.F88]/MAX([.$F$85:.$F$95])" office:value-type="float" office:value="0.864457155675191" calcext:value-type="float">
            <text:p>0,8644571557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6384" calcext:value-type="float">
            <text:p>16384</text:p>
          </table:table-cell>
          <table:table-cell table:style-name="ce4" office:value-type="float" office:value="1.3902" calcext:value-type="float">
            <text:p>1,39E+000</text:p>
          </table:table-cell>
          <table:table-cell table:style-name="ce5" office:value-type="float" office:value="2.3691" calcext:value-type="float">
            <text:p>2,37E+000</text:p>
          </table:table-cell>
          <table:table-cell table:style-name="ce5" office:value-type="float" office:value="2.9352" calcext:value-type="float">
            <text:p>2,94E+000</text:p>
          </table:table-cell>
          <table:table-cell table:formula="of:=[.F89]/MAX([.$F$85:.$F$95])" office:value-type="float" office:value="0.823014804845222" calcext:value-type="float">
            <text:p>0,8230148048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65536" calcext:value-type="float">
            <text:p>65536</text:p>
          </table:table-cell>
          <table:table-cell table:style-name="ce4" office:value-type="float" office:value="1.4133" calcext:value-type="float">
            <text:p>1,41E+000</text:p>
          </table:table-cell>
          <table:table-cell table:style-name="ce5" office:value-type="float" office:value="2.2934" calcext:value-type="float">
            <text:p>2,29E+000</text:p>
          </table:table-cell>
          <table:table-cell table:style-name="ce5" office:value-type="float" office:value="2.8408" calcext:value-type="float">
            <text:p>2,84E+000</text:p>
          </table:table-cell>
          <table:table-cell table:formula="of:=[.F90]/MAX([.$F$85:.$F$95])" office:value-type="float" office:value="0.79654553611485" calcext:value-type="float">
            <text:p>0,796545536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262144" calcext:value-type="float">
            <text:p>262144</text:p>
          </table:table-cell>
          <table:table-cell table:style-name="ce4" office:value-type="float" office:value="1.3419" calcext:value-type="float">
            <text:p>1,34E+000</text:p>
          </table:table-cell>
          <table:table-cell table:style-name="ce5" office:value-type="float" office:value="2.5003" calcext:value-type="float">
            <text:p>2,50E+000</text:p>
          </table:table-cell>
          <table:table-cell table:style-name="ce5" office:value-type="float" office:value="3.0901" calcext:value-type="float">
            <text:p>3,09E+000</text:p>
          </table:table-cell>
          <table:table-cell table:formula="of:=[.F91]/MAX([.$F$85:.$F$95])" office:value-type="float" office:value="0.866447958725886" calcext:value-type="float">
            <text:p>0,8664479587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048576" calcext:value-type="float">
            <text:p>1048576</text:p>
          </table:table-cell>
          <table:table-cell table:style-name="ce4" office:value-type="float" office:value="1.6076" calcext:value-type="float">
            <text:p>1,61E+000</text:p>
          </table:table-cell>
          <table:table-cell table:style-name="ce5" office:value-type="float" office:value="2.3812" calcext:value-type="float">
            <text:p>2,38E+000</text:p>
          </table:table-cell>
          <table:table-cell table:style-name="ce5" office:value-type="float" office:value="3.1482" calcext:value-type="float">
            <text:p>3,15E+000</text:p>
          </table:table-cell>
          <table:table-cell table:formula="of:=[.F92]/MAX([.$F$85:.$F$95])" office:value-type="float" office:value="0.882738896366083" calcext:value-type="float">
            <text:p>0,8827388964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4194304" calcext:value-type="float">
            <text:p>4194304</text:p>
          </table:table-cell>
          <table:table-cell table:style-name="ce4" office:value-type="float" office:value="1.8007" calcext:value-type="float">
            <text:p>1,80E+000</text:p>
          </table:table-cell>
          <table:table-cell table:style-name="ce5" office:value-type="float" office:value="2.8576" calcext:value-type="float">
            <text:p>2,86E+000</text:p>
          </table:table-cell>
          <table:table-cell table:style-name="ce5" office:value-type="float" office:value="3.5664" calcext:value-type="float">
            <text:p>3,57E+000</text:p>
          </table:table-cell>
          <table:table-cell table:formula="of:=[.F93]/MAX([.$F$85:.$F$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table:style-name="ce5" office:value-type="float" office:value="1.8438" calcext:value-type="float">
            <text:p>1,84E+000</text:p>
          </table:table-cell>
          <table:table-cell table:style-name="ce5" office:value-type="float" office:value="2.8643" calcext:value-type="float">
            <text:p>2,86E+000</text:p>
          </table:table-cell>
          <table:table-cell table:style-name="ce5" office:value-type="float" office:value="3.5498" calcext:value-type="float">
            <text:p>3,55E+000</text:p>
          </table:table-cell>
          <table:table-cell table:formula="of:=[.F94]/MAX([.$F$85:.$F$95])" office:value-type="float" office:value="0.995345446388515" calcext:value-type="float">
            <text:p>0,9953454464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2"/>
          <table:table-cell office:value-type="float" office:value="67108864" calcext:value-type="float">
            <text:p>67108864</text:p>
          </table:table-cell>
          <table:table-cell table:style-name="ce5" office:value-type="float" office:value="1.8374" calcext:value-type="float">
            <text:p>1,84E+000</text:p>
          </table:table-cell>
          <table:table-cell table:style-name="ce5" office:value-type="float" office:value="2.8939" calcext:value-type="float">
            <text:p>2,89E+000</text:p>
          </table:table-cell>
          <table:table-cell table:style-name="ce5" office:value-type="float" office:value="3.5143" calcext:value-type="float">
            <text:p>3,51E+000</text:p>
          </table:table-cell>
          <table:table-cell table:formula="of:=[.F95]/MAX([.$F$85:.$F$95])" office:value-type="float" office:value="0.985391431135038" calcext:value-type="float">
            <text:p>0,9853914311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 table:number-columns-repeated="2"/>
          <table:table-cell table:number-columns-repeated="16"/>
        </table:table-row>
        <table:table-row table:style-name="ro1" table:number-rows-repeated="5">
          <table:table-cell table:number-columns-repeated="3"/>
          <table:table-cell table:style-name="ce5"/>
          <table:table-cell table:number-columns-repeated="17"/>
        </table:table-row>
        <table:table-row table:style-name="ro1">
          <table:table-cell table:number-columns-repeated="3"/>
          <table:table-cell table:style-name="ce5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.00.0000</text:date>, <text:time style:data-style-name="N2" text:time-value="12:07:09.917173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2:15:18.307614956</meta:creation-date>
    <dc:date>2017-05-28T18:16:04.599306610</dc:date>
    <meta:editing-duration>PT13H7M36S</meta:editing-duration>
    <meta:editing-cycles>10</meta:editing-cycles>
    <meta:generator>LibreOffice/4.3.3.2$Linux_X86_64 LibreOffice_project/430m0$Build-2</meta:generator>
    <meta:document-statistic meta:table-count="1" meta:cell-count="2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914cm" svg:height="6.622cm" xlink:href=".." xlink:type="simple" chart:class="chart:bar" chart:style-name="ch1">
        <chart:legend chart:legend-position="end" svg:x="43.789cm" svg:y="3.012cm" style:legend-expansion="high" chart:style-name="ch2"/>
        <chart:plot-area chart:style-name="ch3" table:cell-range-address="Sheet1.A7:Sheet1.S8" chart:data-source-has-labels="both" svg:x="0.898cm" svg:y="0.132cm" svg:width="41.993cm" svg:height="6.358cm">
          <chartooo:coordinate-region svg:x="1.89cm" svg:y="0.331cm" svg:width="41.001cm" svg:height="5.512cm"/>
          <chart:axis chart:dimension="x" chart:name="primary-x" chart:style-name="ch4" chartooo:axis-type="auto">
            <chartooo:date-scale/>
            <chart:categories table:cell-range-address="Sheet1.B7:Sheet1.S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S8" chart:label-cell-address="Sheet1.A8:Sheet1.A8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</text:p>
                <draw:g>
                  <svg:desc>Sheet1.B7:Sheet1.S7</svg:desc>
                </draw:g>
              </table:table-cell>
              <table:table-cell office:value-type="string">
                <text:p>A2</text:p>
              </table:table-cell>
              <table:table-cell office:value-type="string">
                <text:p>A3</text:p>
              </table:table-cell>
              <table:table-cell office:value-type="string">
                <text:p>A4</text:p>
              </table:table-cell>
              <table:table-cell office:value-type="string">
                <text:p>A5</text:p>
              </table:table-cell>
              <table:table-cell office:value-type="string">
                <text:p>A6(5)</text:p>
              </table:table-cell>
              <table:table-cell office:value-type="string">
                <text:p>A7</text:p>
              </table:table-cell>
              <table:table-cell office:value-type="string">
                <text:p>A7-4</text:p>
              </table:table-cell>
              <table:table-cell office:value-type="string">
                <text:p>A8(10)</text:p>
              </table:table-cell>
              <table:table-cell office:value-type="string">
                <text:p>A8(10)-4</text:p>
              </table:table-cell>
              <table:table-cell office:value-type="string">
                <text:p>A9(5)</text:p>
              </table:table-cell>
              <table:table-cell office:value-type="string">
                <text:p>A9(5)-4</text:p>
              </table:table-cell>
              <table:table-cell office:value-type="string">
                <text:p>A10(20)</text:p>
              </table:table-cell>
              <table:table-cell office:value-type="string">
                <text:p>A10(20)-4</text:p>
              </table:table-cell>
              <table:table-cell office:value-type="string">
                <text:p>A11(30)</text:p>
              </table:table-cell>
              <table:table-cell office:value-type="string">
                <text:p>A11(30)-4</text:p>
              </table:table-cell>
              <table:table-cell office:value-type="string">
                <text:p>A12(50)</text:p>
              </table:table-cell>
              <table:table-cell office:value-type="string">
                <text:p>A12(50)-4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A8:Sheet1.A8</svg:desc>
                </draw:g>
              </table:table-cell>
              <table:table-cell office:value-type="float" office:value="3163">
                <text:p>3163</text:p>
                <draw:g>
                  <svg:desc>Sheet1.B8:Sheet1.S8</svg:desc>
                </draw:g>
              </table:table-cell>
              <table:table-cell office:value-type="float" office:value="2062">
                <text:p>2062</text:p>
              </table:table-cell>
              <table:table-cell office:value-type="float" office:value="1800">
                <text:p>1800</text:p>
              </table:table-cell>
              <table:table-cell office:value-type="float" office:value="1287">
                <text:p>1287</text:p>
              </table:table-cell>
              <table:table-cell office:value-type="float" office:value="1546">
                <text:p>1546</text:p>
              </table:table-cell>
              <table:table-cell office:value-type="float" office:value="1946">
                <text:p>1946</text:p>
              </table:table-cell>
              <table:table-cell office:value-type="float" office:value="4924">
                <text:p>4924</text:p>
              </table:table-cell>
              <table:table-cell office:value-type="float" office:value="5639">
                <text:p>5639</text:p>
              </table:table-cell>
              <table:table-cell office:value-type="float" office:value="4224">
                <text:p>4224</text:p>
              </table:table-cell>
              <table:table-cell office:value-type="float" office:value="5419">
                <text:p>5419</text:p>
              </table:table-cell>
              <table:table-cell office:value-type="float" office:value="3440">
                <text:p>3440</text:p>
              </table:table-cell>
              <table:table-cell office:value-type="float" office:value="4187">
                <text:p>4187</text:p>
              </table:table-cell>
              <table:table-cell office:value-type="float" office:value="4263">
                <text:p>4263</text:p>
              </table:table-cell>
              <table:table-cell office:value-type="float" office:value="5475">
                <text:p>5475</text:p>
              </table:table-cell>
              <table:table-cell office:value-type="float" office:value="4347">
                <text:p>4347</text:p>
              </table:table-cell>
              <table:table-cell office:value-type="float" office:value="5520">
                <text:p>5520</text:p>
              </table:table-cell>
              <table:table-cell office:value-type="float" office:value="4277">
                <text:p>4277</text:p>
              </table:table-cell>
              <table:table-cell office:value-type="float" office:value="5505">
                <text:p>5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658cm" svg:height="6.615cm" xlink:href=".." xlink:type="simple" chart:class="chart:bar" chart:style-name="ch1">
        <chart:legend chart:legend-position="end" svg:x="44.162cm" svg:y="3.008cm" style:legend-expansion="high" chart:style-name="ch2"/>
        <chart:plot-area chart:style-name="ch3" table:cell-range-address="Sheet1.B7:Sheet1.S7 Sheet1.A12:Sheet1.S12" chart:data-source-has-labels="both" svg:x="0.913cm" svg:y="0.132cm" svg:width="42.336cm" svg:height="6.351cm">
          <chartooo:coordinate-region svg:x="3.201cm" svg:y="0.331cm" svg:width="40.048cm" svg:height="5.505cm"/>
          <chart:axis chart:dimension="x" chart:name="primary-x" chart:style-name="ch4" chartooo:axis-type="auto">
            <chartooo:date-scale/>
            <chart:categories table:cell-range-address="Sheet1.B7:Sheet1.S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S12" chart:label-cell-address="Sheet1.A12:Sheet1.A12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</text:p>
                <draw:g>
                  <svg:desc>Sheet1.B7:Sheet1.S7</svg:desc>
                </draw:g>
              </table:table-cell>
              <table:table-cell office:value-type="string">
                <text:p>A2</text:p>
              </table:table-cell>
              <table:table-cell office:value-type="string">
                <text:p>A3</text:p>
              </table:table-cell>
              <table:table-cell office:value-type="string">
                <text:p>A4</text:p>
              </table:table-cell>
              <table:table-cell office:value-type="string">
                <text:p>A5</text:p>
              </table:table-cell>
              <table:table-cell office:value-type="string">
                <text:p>A6(5)</text:p>
              </table:table-cell>
              <table:table-cell office:value-type="string">
                <text:p>A7</text:p>
              </table:table-cell>
              <table:table-cell office:value-type="string">
                <text:p>A7-4</text:p>
              </table:table-cell>
              <table:table-cell office:value-type="string">
                <text:p>A8(10)</text:p>
              </table:table-cell>
              <table:table-cell office:value-type="string">
                <text:p>A8(10)-4</text:p>
              </table:table-cell>
              <table:table-cell office:value-type="string">
                <text:p>A9(5)</text:p>
              </table:table-cell>
              <table:table-cell office:value-type="string">
                <text:p>A9(5)-4</text:p>
              </table:table-cell>
              <table:table-cell office:value-type="string">
                <text:p>A10(20)</text:p>
              </table:table-cell>
              <table:table-cell office:value-type="string">
                <text:p>A10(20)-4</text:p>
              </table:table-cell>
              <table:table-cell office:value-type="string">
                <text:p>A11(30)</text:p>
              </table:table-cell>
              <table:table-cell office:value-type="string">
                <text:p>A11(30)-4</text:p>
              </table:table-cell>
              <table:table-cell office:value-type="string">
                <text:p>A12(50)</text:p>
              </table:table-cell>
              <table:table-cell office:value-type="string">
                <text:p>A12(50)-4</text:p>
              </table:table-cell>
            </table:table-row>
          </table:table-header-rows>
          <table:table-rows>
            <table:table-row>
              <table:table-cell office:value-type="string">
                <text:p>1280</text:p>
                <draw:g>
                  <svg:desc>Sheet1.A12:Sheet1.A12</svg:desc>
                </draw:g>
              </table:table-cell>
              <table:table-cell office:value-type="float" office:value="42646774075">
                <text:p>42646774075</text:p>
                <draw:g>
                  <svg:desc>Sheet1.B12:Sheet1.S12</svg:desc>
                </draw:g>
              </table:table-cell>
              <table:table-cell office:value-type="float" office:value="32734491099">
                <text:p>32734491099</text:p>
              </table:table-cell>
              <table:table-cell office:value-type="float" office:value="25566061521">
                <text:p>25566061521</text:p>
              </table:table-cell>
              <table:table-cell office:value-type="float" office:value="14136630715">
                <text:p>14136630715</text:p>
              </table:table-cell>
              <table:table-cell office:value-type="float" office:value="10374603302">
                <text:p>10374603302</text:p>
              </table:table-cell>
              <table:table-cell office:value-type="float" office:value="8854291553">
                <text:p>8854291553</text:p>
              </table:table-cell>
              <table:table-cell office:value-type="float" office:value="26363031298">
                <text:p>26363031298</text:p>
              </table:table-cell>
              <table:table-cell office:value-type="float" office:value="13028069942">
                <text:p>13028069942</text:p>
              </table:table-cell>
              <table:table-cell office:value-type="float" office:value="8456035558">
                <text:p>8456035558</text:p>
              </table:table-cell>
              <table:table-cell office:value-type="float" office:value="4758012239">
                <text:p>4758012239</text:p>
              </table:table-cell>
              <table:table-cell office:value-type="float" office:value="9755682926">
                <text:p>9755682926</text:p>
              </table:table-cell>
              <table:table-cell office:value-type="float" office:value="5048529738">
                <text:p>5048529738</text:p>
              </table:table-cell>
              <table:table-cell office:value-type="float" office:value="8530594277">
                <text:p>8530594277</text:p>
              </table:table-cell>
              <table:table-cell office:value-type="float" office:value="3636444370">
                <text:p>3636444370</text:p>
              </table:table-cell>
              <table:table-cell office:value-type="float" office:value="7038154035">
                <text:p>7038154035</text:p>
              </table:table-cell>
              <table:table-cell office:value-type="float" office:value="3171462397">
                <text:p>3171462397</text:p>
              </table:table-cell>
              <table:table-cell office:value-type="float" office:value="6192925064">
                <text:p>6192925064</text:p>
              </table:table-cell>
              <table:table-cell office:value-type="float" office:value="3047465447">
                <text:p>3047465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4.201cm" style:legend-expansion="high" chart:style-name="ch2"/>
        <chart:plot-area chart:style-name="ch3" table:cell-range-address="Sheet1.K20:Sheet1.Q21" chart:data-source-has-labels="both" svg:x="0.32cm" svg:y="0.18cm" svg:width="13.864cm" svg:height="8.64cm">
          <chartooo:coordinate-region svg:x="2.423cm" svg:y="0.379cm" svg:width="11.761cm" svg:height="7.794cm"/>
          <chart:axis chart:dimension="x" chart:name="primary-x" chart:style-name="ch4" chartooo:axis-type="auto">
            <chartooo:date-scale/>
            <chart:categories table:cell-range-address="Sheet1.L20:Sheet1.Q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1:Sheet1.Q21" chart:label-cell-address="Sheet1.K21:Sheet1.K2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5)-4</text:p>
                <draw:g>
                  <svg:desc>Sheet1.L20:Sheet1.Q20</svg:desc>
                </draw:g>
              </table:table-cell>
              <table:table-cell office:value-type="string">
                <text:p>(10)-4</text:p>
              </table:table-cell>
              <table:table-cell office:value-type="string">
                <text:p>(20)-4</text:p>
              </table:table-cell>
              <table:table-cell office:value-type="string">
                <text:p>(30)-4</text:p>
              </table:table-cell>
              <table:table-cell office:value-type="string">
                <text:p>(50)-4</text:p>
              </table:table-cell>
              <table:table-cell office:value-type="string">
                <text:p>(60)-4</text:p>
              </table:table-cell>
            </table:table-row>
          </table:table-header-rows>
          <table:table-rows>
            <table:table-row>
              <table:table-cell office:value-type="string">
                <text:p>1280</text:p>
                <draw:g>
                  <svg:desc>Sheet1.K21:Sheet1.K21</svg:desc>
                </draw:g>
              </table:table-cell>
              <table:table-cell office:value-type="float" office:value="5048529738">
                <text:p>5048529738</text:p>
                <draw:g>
                  <svg:desc>Sheet1.L21:Sheet1.Q21</svg:desc>
                </draw:g>
              </table:table-cell>
              <table:table-cell office:value-type="float" office:value="4758012239">
                <text:p>4758012239</text:p>
              </table:table-cell>
              <table:table-cell office:value-type="float" office:value="3636444370">
                <text:p>3636444370</text:p>
              </table:table-cell>
              <table:table-cell office:value-type="float" office:value="3171462397">
                <text:p>3171462397</text:p>
              </table:table-cell>
              <table:table-cell office:value-type="float" office:value="3047465447">
                <text:p>3047465447</text:p>
              </table:table-cell>
              <table:table-cell office:value-type="float" office:value="3345373694">
                <text:p>3345373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03cm" svg:height="8.613cm" xlink:href=".." xlink:type="simple" chart:class="chart:scatter" chart:style-name="ch1">
        <chart:plot-area chart:style-name="ch2" table:cell-range-address="Sheet1.L19:Sheet1.Q19 Sheet1.L21:Sheet1.Q21" svg:x="0.298cm" svg:y="0.172cm" svg:width="14.307cm" svg:height="8.269cm">
          <chartooo:coordinate-region svg:x="2.401cm" svg:y="0.371cm" svg:width="12.017cm" svg:height="7.42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L21:Sheet1.Q21" chart:class="chart:scatter">
            <chart:domain table:cell-range-address="Sheet1.L19:Sheet1.Q19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L19:Sheet1.Q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048529738">
                <text:p>5048529738</text:p>
                <draw:g>
                  <svg:desc>Sheet1.L21:Sheet1.Q21</svg:desc>
                </draw:g>
              </table:table-cell>
              <table:table-cell office:value-type="float" office:value="4758012239">
                <text:p>4758012239</text:p>
              </table:table-cell>
              <table:table-cell office:value-type="float" office:value="3636444370">
                <text:p>3636444370</text:p>
              </table:table-cell>
              <table:table-cell office:value-type="float" office:value="3171462397">
                <text:p>3171462397</text:p>
              </table:table-cell>
              <table:table-cell office:value-type="float" office:value="3047465447">
                <text:p>3047465447</text:p>
              </table:table-cell>
              <table:table-cell office:value-type="float" office:value="3345373694">
                <text:p>33453736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81cm" svg:height="9cm" xlink:href=".." xlink:type="simple" chart:class="chart:scatter" chart:column-mapping="0 1 5 4 2 3" chart:style-name="ch1">
        <chart:legend chart:legend-position="end" svg:x="22.785cm" svg:y="3.205cm" style:legend-expansion="high" chart:style-name="ch2"/>
        <chart:plot-area chart:style-name="ch3" table:cell-range-address="Sheet1.C84:Sheet1.H95" chart:data-source-has-labels="row" svg:x="0.537cm" svg:y="0.18cm" svg:width="21.711cm" svg:height="8.64cm">
          <chartooo:coordinate-region svg:x="2.455cm" svg:y="0.379cm" svg:width="19.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5:Sheet1.D95" chart:label-cell-address="Sheet1.D84:Sheet1.D84" chart:class="chart:scatter">
            <chart:domain table:cell-range-address="Sheet1.C85:Sheet1.C95"/>
            <chart:data-point chart:repeated="11"/>
          </chart:series>
          <chart:series chart:style-name="ch8" chart:values-cell-range-address="Sheet1.H85:Sheet1.H95" chart:label-cell-address="Sheet1.H84:Sheet1.H84" chart:class="chart:scatter">
            <chart:data-point chart:repeated="11"/>
          </chart:series>
          <chart:series chart:style-name="ch9" chart:values-cell-range-address="Sheet1.G85:Sheet1.G95" chart:label-cell-address="Sheet1.G84:Sheet1.G84" chart:class="chart:scatter">
            <chart:data-point chart:repeated="11"/>
          </chart:series>
          <chart:series chart:style-name="ch10" chart:values-cell-range-address="Sheet1.E85:Sheet1.E95" chart:label-cell-address="Sheet1.E84:Sheet1.E84" chart:class="chart:scatter">
            <chart:data-point chart:repeated="11"/>
          </chart:series>
          <chart:series chart:style-name="ch11" chart:values-cell-range-address="Sheet1.F85:Sheet1.F95" chart:label-cell-address="Sheet1.F84:Sheet1.F84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Послед</text:p>
                <draw:g>
                  <svg:desc>Sheet1.D84:Sheet1.D84</svg:desc>
                </draw:g>
              </table:table-cell>
              <table:table-cell office:value-type="string">
                <text:p>Border</text:p>
                <draw:g>
                  <svg:desc>Sheet1.H84:Sheet1.H84</svg:desc>
                </draw:g>
              </table:table-cell>
              <table:table-cell office:value-type="string">
                <text:p>Other</text:p>
                <draw:g>
                  <svg:desc>Sheet1.G84:Sheet1.G84</svg:desc>
                </draw:g>
              </table:table-cell>
              <table:table-cell office:value-type="string">
                <text:p>Reverse</text:p>
                <draw:g>
                  <svg:desc>Sheet1.E84:Sheet1.E84</svg:desc>
                </draw:g>
              </table:table-cell>
              <table:table-cell office:value-type="string">
                <text:p>WithValue-reverse</text:p>
                <draw:g>
                  <svg:desc>Sheet1.F84:Sheet1.F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C85:Sheet1.C95</svg:desc>
                </draw:g>
              </table:table-cell>
              <table:table-cell office:value-type="float" office:value="0.71031">
                <text:p>0.71031</text:p>
                <draw:g>
                  <svg:desc>Sheet1.D85:Sheet1.D95</svg:desc>
                </draw:g>
              </table:table-cell>
              <table:table-cell office:value-type="float" office:value="0">
                <text:p>0</text:p>
                <draw:g>
                  <svg:desc>Sheet1.H85:Sheet1.H95</svg:desc>
                </draw:g>
              </table:table-cell>
              <table:table-cell office:value-type="float" office:value="0.761748541947061">
                <text:p>0.761748541947061</text:p>
                <draw:g>
                  <svg:desc>Sheet1.G85:Sheet1.G95</svg:desc>
                </draw:g>
              </table:table-cell>
              <table:table-cell office:value-type="float" office:value="1.0604">
                <text:p>1.0604</text:p>
                <draw:g>
                  <svg:desc>Sheet1.E85:Sheet1.E95</svg:desc>
                </draw:g>
              </table:table-cell>
              <table:table-cell office:value-type="float" office:value="2.7167">
                <text:p>2.7167</text:p>
                <draw:g>
                  <svg:desc>Sheet1.F85:Sheet1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80934">
                <text:p>0.80934</text:p>
              </table:table-cell>
              <table:table-cell office:value-type="float" office:value="0">
                <text:p>0</text:p>
              </table:table-cell>
              <table:table-cell office:value-type="float" office:value="0.837735531628533">
                <text:p>0.837735531628533</text:p>
              </table:table-cell>
              <table:table-cell office:value-type="float" office:value="1.2047">
                <text:p>1.2047</text:p>
              </table:table-cell>
              <table:table-cell office:value-type="float" office:value="2.9877">
                <text:p>2.9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.437">
                <text:p>1.437</text:p>
              </table:table-cell>
              <table:table-cell office:value-type="float" office:value="0">
                <text:p>0</text:p>
              </table:table-cell>
              <table:table-cell office:value-type="float" office:value="0.859101615074024">
                <text:p>0.859101615074024</text:p>
              </table:table-cell>
              <table:table-cell office:value-type="float" office:value="1.563">
                <text:p>1.563</text:p>
              </table:table-cell>
              <table:table-cell office:value-type="float" office:value="3.0639">
                <text:p>3.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.4062">
                <text:p>1.4062</text:p>
              </table:table-cell>
              <table:table-cell office:value-type="float" office:value="0">
                <text:p>0</text:p>
              </table:table-cell>
              <table:table-cell office:value-type="float" office:value="0.864457155675191">
                <text:p>0.864457155675191</text:p>
              </table:table-cell>
              <table:table-cell office:value-type="float" office:value="1.5888">
                <text:p>1.588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.3902">
                <text:p>1.3902</text:p>
              </table:table-cell>
              <table:table-cell office:value-type="float" office:value="0">
                <text:p>0</text:p>
              </table:table-cell>
              <table:table-cell office:value-type="float" office:value="0.823014804845222">
                <text:p>0.823014804845222</text:p>
              </table:table-cell>
              <table:table-cell office:value-type="float" office:value="2.3691">
                <text:p>2.3691</text:p>
              </table:table-cell>
              <table:table-cell office:value-type="float" office:value="2.9352">
                <text:p>2.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1.4133">
                <text:p>1.4133</text:p>
              </table:table-cell>
              <table:table-cell office:value-type="float" office:value="0">
                <text:p>0</text:p>
              </table:table-cell>
              <table:table-cell office:value-type="float" office:value="0.79654553611485">
                <text:p>0.79654553611485</text:p>
              </table:table-cell>
              <table:table-cell office:value-type="float" office:value="2.2934">
                <text:p>2.2934</text:p>
              </table:table-cell>
              <table:table-cell office:value-type="float" office:value="2.8408">
                <text:p>2.8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1.3419">
                <text:p>1.3419</text:p>
              </table:table-cell>
              <table:table-cell office:value-type="float" office:value="0">
                <text:p>0</text:p>
              </table:table-cell>
              <table:table-cell office:value-type="float" office:value="0.866447958725886">
                <text:p>0.866447958725886</text:p>
              </table:table-cell>
              <table:table-cell office:value-type="float" office:value="2.5003">
                <text:p>2.5003</text:p>
              </table:table-cell>
              <table:table-cell office:value-type="float" office:value="3.0901">
                <text:p>3.0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1.6076">
                <text:p>1.6076</text:p>
              </table:table-cell>
              <table:table-cell office:value-type="float" office:value="0">
                <text:p>0</text:p>
              </table:table-cell>
              <table:table-cell office:value-type="float" office:value="0.882738896366083">
                <text:p>0.882738896366083</text:p>
              </table:table-cell>
              <table:table-cell office:value-type="float" office:value="2.3812">
                <text:p>2.3812</text:p>
              </table:table-cell>
              <table:table-cell office:value-type="float" office:value="3.1482">
                <text:p>3.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.8007">
                <text:p>1.8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576">
                <text:p>2.8576</text:p>
              </table:table-cell>
              <table:table-cell office:value-type="float" office:value="3.5664">
                <text:p>3.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7216">
                <text:p>16777216</text:p>
              </table:table-cell>
              <table:table-cell office:value-type="float" office:value="1.8438">
                <text:p>1.8438</text:p>
              </table:table-cell>
              <table:table-cell office:value-type="float" office:value="1">
                <text:p>1</text:p>
              </table:table-cell>
              <table:table-cell office:value-type="float" office:value="0.995345446388515">
                <text:p>0.995345446388515</text:p>
              </table:table-cell>
              <table:table-cell office:value-type="float" office:value="2.8643">
                <text:p>2.8643</text:p>
              </table:table-cell>
              <table:table-cell office:value-type="float" office:value="3.5498">
                <text:p>3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1.8374">
                <text:p>1.8374</text:p>
              </table:table-cell>
              <table:table-cell office:value-type="float" office:value="1">
                <text:p>1</text:p>
              </table:table-cell>
              <table:table-cell office:value-type="float" office:value="0.985391431135038">
                <text:p>0.985391431135038</text:p>
              </table:table-cell>
              <table:table-cell office:value-type="float" office:value="2.8939">
                <text:p>2.8939</text:p>
              </table:table-cell>
              <table:table-cell office:value-type="float" office:value="3.5143">
                <text:p>3.5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81cm" svg:height="9cm" xlink:href=".." xlink:type="simple" chart:class="chart:scatter" chart:column-mapping="1 5 4 2 3" chart:style-name="ch1">
        <chart:legend chart:legend-position="end" svg:x="22.785cm" svg:y="3.205cm" style:legend-expansion="high" chart:style-name="ch2"/>
        <chart:plot-area chart:style-name="ch3" table:cell-range-address="Sheet1.C85:Sheet1.F95 Sheet1.D84:Sheet1.F84 Sheet1.G84:Sheet1.H95" chart:data-source-has-labels="row" svg:x="0.537cm" svg:y="0.18cm" svg:width="21.711cm" svg:height="8.64cm">
          <chartooo:coordinate-region svg:x="2.455cm" svg:y="0.379cm" svg:width="18.95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5:Sheet1.D95" chart:label-cell-address="Sheet1.D84:Sheet1.D84" chart:class="chart:scatter">
            <chart:domain table:cell-range-address="Sheet1.C85:Sheet1.C95"/>
            <chart:data-point chart:repeated="11"/>
          </chart:series>
          <chart:series chart:style-name="ch8" chart:values-cell-range-address="Sheet1.H85:Sheet1.H95" chart:label-cell-address="Sheet1.H84:Sheet1.H84" chart:class="chart:scatter">
            <chart:data-point chart:repeated="11"/>
          </chart:series>
          <chart:series chart:style-name="ch9" chart:values-cell-range-address="Sheet1.G85:Sheet1.G95" chart:label-cell-address="Sheet1.G84:Sheet1.G84" chart:class="chart:scatter">
            <chart:data-point chart:repeated="11"/>
          </chart:series>
          <chart:series chart:style-name="ch10" chart:values-cell-range-address="Sheet1.E85:Sheet1.E95" chart:label-cell-address="Sheet1.E84:Sheet1.E84" chart:class="chart:scatter">
            <chart:data-point chart:repeated="11"/>
          </chart:series>
          <chart:series chart:style-name="ch11" chart:values-cell-range-address="Sheet1.F85:Sheet1.F95" chart:label-cell-address="Sheet1.F84:Sheet1.F84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Послед</text:p>
                <draw:g>
                  <svg:desc>Sheet1.D84:Sheet1.D84</svg:desc>
                </draw:g>
              </table:table-cell>
              <table:table-cell office:value-type="string">
                <text:p>Border</text:p>
                <draw:g>
                  <svg:desc>Sheet1.H84:Sheet1.H84</svg:desc>
                </draw:g>
              </table:table-cell>
              <table:table-cell office:value-type="string">
                <text:p>Other</text:p>
                <draw:g>
                  <svg:desc>Sheet1.G84:Sheet1.G84</svg:desc>
                </draw:g>
              </table:table-cell>
              <table:table-cell office:value-type="string">
                <text:p>Reverse</text:p>
                <draw:g>
                  <svg:desc>Sheet1.E84:Sheet1.E84</svg:desc>
                </draw:g>
              </table:table-cell>
              <table:table-cell office:value-type="string">
                <text:p>WithValue-reverse</text:p>
                <draw:g>
                  <svg:desc>Sheet1.F84:Sheet1.F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C85:Sheet1.C95</svg:desc>
                </draw:g>
              </table:table-cell>
              <table:table-cell office:value-type="float" office:value="0.71031">
                <text:p>0.71031</text:p>
                <draw:g>
                  <svg:desc>Sheet1.D85:Sheet1.D95</svg:desc>
                </draw:g>
              </table:table-cell>
              <table:table-cell office:value-type="float" office:value="0">
                <text:p>0</text:p>
                <draw:g>
                  <svg:desc>Sheet1.H85:Sheet1.H95</svg:desc>
                </draw:g>
              </table:table-cell>
              <table:table-cell office:value-type="float" office:value="0.761748541947061">
                <text:p>0.761748541947061</text:p>
                <draw:g>
                  <svg:desc>Sheet1.G85:Sheet1.G95</svg:desc>
                </draw:g>
              </table:table-cell>
              <table:table-cell office:value-type="float" office:value="1.0604">
                <text:p>1.0604</text:p>
                <draw:g>
                  <svg:desc>Sheet1.E85:Sheet1.E95</svg:desc>
                </draw:g>
              </table:table-cell>
              <table:table-cell office:value-type="float" office:value="2.7167">
                <text:p>2.7167</text:p>
                <draw:g>
                  <svg:desc>Sheet1.F85:Sheet1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80934">
                <text:p>0.80934</text:p>
              </table:table-cell>
              <table:table-cell office:value-type="float" office:value="0">
                <text:p>0</text:p>
              </table:table-cell>
              <table:table-cell office:value-type="float" office:value="0.837735531628533">
                <text:p>0.837735531628533</text:p>
              </table:table-cell>
              <table:table-cell office:value-type="float" office:value="1.2047">
                <text:p>1.2047</text:p>
              </table:table-cell>
              <table:table-cell office:value-type="float" office:value="2.9877">
                <text:p>2.9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.437">
                <text:p>1.437</text:p>
              </table:table-cell>
              <table:table-cell office:value-type="float" office:value="0">
                <text:p>0</text:p>
              </table:table-cell>
              <table:table-cell office:value-type="float" office:value="0.859101615074024">
                <text:p>0.859101615074024</text:p>
              </table:table-cell>
              <table:table-cell office:value-type="float" office:value="1.563">
                <text:p>1.563</text:p>
              </table:table-cell>
              <table:table-cell office:value-type="float" office:value="3.0639">
                <text:p>3.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.4062">
                <text:p>1.4062</text:p>
              </table:table-cell>
              <table:table-cell office:value-type="float" office:value="0">
                <text:p>0</text:p>
              </table:table-cell>
              <table:table-cell office:value-type="float" office:value="0.864457155675191">
                <text:p>0.864457155675191</text:p>
              </table:table-cell>
              <table:table-cell office:value-type="float" office:value="1.5888">
                <text:p>1.588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.3902">
                <text:p>1.3902</text:p>
              </table:table-cell>
              <table:table-cell office:value-type="float" office:value="0">
                <text:p>0</text:p>
              </table:table-cell>
              <table:table-cell office:value-type="float" office:value="0.823014804845222">
                <text:p>0.823014804845222</text:p>
              </table:table-cell>
              <table:table-cell office:value-type="float" office:value="2.3691">
                <text:p>2.3691</text:p>
              </table:table-cell>
              <table:table-cell office:value-type="float" office:value="2.9352">
                <text:p>2.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1.4133">
                <text:p>1.4133</text:p>
              </table:table-cell>
              <table:table-cell office:value-type="float" office:value="0">
                <text:p>0</text:p>
              </table:table-cell>
              <table:table-cell office:value-type="float" office:value="0.79654553611485">
                <text:p>0.79654553611485</text:p>
              </table:table-cell>
              <table:table-cell office:value-type="float" office:value="2.2934">
                <text:p>2.2934</text:p>
              </table:table-cell>
              <table:table-cell office:value-type="float" office:value="2.8408">
                <text:p>2.8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1.3419">
                <text:p>1.3419</text:p>
              </table:table-cell>
              <table:table-cell office:value-type="float" office:value="0">
                <text:p>0</text:p>
              </table:table-cell>
              <table:table-cell office:value-type="float" office:value="0.866447958725886">
                <text:p>0.866447958725886</text:p>
              </table:table-cell>
              <table:table-cell office:value-type="float" office:value="2.5003">
                <text:p>2.5003</text:p>
              </table:table-cell>
              <table:table-cell office:value-type="float" office:value="3.0901">
                <text:p>3.0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1.6076">
                <text:p>1.6076</text:p>
              </table:table-cell>
              <table:table-cell office:value-type="float" office:value="0">
                <text:p>0</text:p>
              </table:table-cell>
              <table:table-cell office:value-type="float" office:value="0.882738896366083">
                <text:p>0.882738896366083</text:p>
              </table:table-cell>
              <table:table-cell office:value-type="float" office:value="2.3812">
                <text:p>2.3812</text:p>
              </table:table-cell>
              <table:table-cell office:value-type="float" office:value="3.1482">
                <text:p>3.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.8007">
                <text:p>1.8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576">
                <text:p>2.8576</text:p>
              </table:table-cell>
              <table:table-cell office:value-type="float" office:value="3.5664">
                <text:p>3.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7216">
                <text:p>16777216</text:p>
              </table:table-cell>
              <table:table-cell office:value-type="float" office:value="1.8438">
                <text:p>1.8438</text:p>
              </table:table-cell>
              <table:table-cell office:value-type="float" office:value="1">
                <text:p>1</text:p>
              </table:table-cell>
              <table:table-cell office:value-type="float" office:value="0.995345446388515">
                <text:p>0.995345446388515</text:p>
              </table:table-cell>
              <table:table-cell office:value-type="float" office:value="2.8643">
                <text:p>2.8643</text:p>
              </table:table-cell>
              <table:table-cell office:value-type="float" office:value="3.5498">
                <text:p>3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1.8374">
                <text:p>1.8374</text:p>
              </table:table-cell>
              <table:table-cell office:value-type="float" office:value="1">
                <text:p>1</text:p>
              </table:table-cell>
              <table:table-cell office:value-type="float" office:value="0.985391431135038">
                <text:p>0.985391431135038</text:p>
              </table:table-cell>
              <table:table-cell office:value-type="float" office:value="2.8939">
                <text:p>2.8939</text:p>
              </table:table-cell>
              <table:table-cell office:value-type="float" office:value="3.5143">
                <text:p>3.51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81cm" svg:height="9cm" xlink:href=".." xlink:type="simple" chart:class="chart:scatter" chart:column-mapping="1 5 4 2 3" chart:style-name="ch1">
        <chart:legend chart:legend-position="end" svg:x="22.785cm" svg:y="3.205cm" style:legend-expansion="high" chart:style-name="ch2"/>
        <chart:plot-area chart:style-name="ch3" table:cell-range-address="Sheet1.C85:Sheet1.F95 Sheet1.D84:Sheet1.F84 Sheet1.G84:Sheet1.H95" chart:data-source-has-labels="row" svg:x="0.537cm" svg:y="0.18cm" svg:width="21.711cm" svg:height="8.64cm">
          <chartooo:coordinate-region svg:x="2.455cm" svg:y="0.379cm" svg:width="18.95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5:Sheet1.D95" chart:label-cell-address="Sheet1.D84:Sheet1.D84" chart:class="chart:scatter">
            <chart:domain table:cell-range-address="Sheet1.C85:Sheet1.C95"/>
            <chart:data-point chart:repeated="11"/>
          </chart:series>
          <chart:series chart:style-name="ch8" chart:values-cell-range-address="Sheet1.H85:Sheet1.H95" chart:label-cell-address="Sheet1.H84:Sheet1.H84" chart:class="chart:scatter">
            <chart:data-point chart:repeated="11"/>
          </chart:series>
          <chart:series chart:style-name="ch9" chart:values-cell-range-address="Sheet1.G85:Sheet1.G95" chart:label-cell-address="Sheet1.G84:Sheet1.G84" chart:class="chart:scatter">
            <chart:data-point chart:repeated="11"/>
          </chart:series>
          <chart:series chart:style-name="ch10" chart:values-cell-range-address="Sheet1.E85:Sheet1.E95" chart:label-cell-address="Sheet1.E84:Sheet1.E84" chart:class="chart:scatter">
            <chart:data-point chart:repeated="11"/>
          </chart:series>
          <chart:series chart:style-name="ch11" chart:values-cell-range-address="Sheet1.F85:Sheet1.F95" chart:label-cell-address="Sheet1.F84:Sheet1.F84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Послед</text:p>
                <draw:g>
                  <svg:desc>Sheet1.D84:Sheet1.D84</svg:desc>
                </draw:g>
              </table:table-cell>
              <table:table-cell office:value-type="string">
                <text:p>Border</text:p>
                <draw:g>
                  <svg:desc>Sheet1.H84:Sheet1.H84</svg:desc>
                </draw:g>
              </table:table-cell>
              <table:table-cell office:value-type="string">
                <text:p>Other</text:p>
                <draw:g>
                  <svg:desc>Sheet1.G84:Sheet1.G84</svg:desc>
                </draw:g>
              </table:table-cell>
              <table:table-cell office:value-type="string">
                <text:p>Reverse</text:p>
                <draw:g>
                  <svg:desc>Sheet1.E84:Sheet1.E84</svg:desc>
                </draw:g>
              </table:table-cell>
              <table:table-cell office:value-type="string">
                <text:p>WithValue-reverse</text:p>
                <draw:g>
                  <svg:desc>Sheet1.F84:Sheet1.F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C85:Sheet1.C95</svg:desc>
                </draw:g>
              </table:table-cell>
              <table:table-cell office:value-type="float" office:value="0.71031">
                <text:p>0.71031</text:p>
                <draw:g>
                  <svg:desc>Sheet1.D85:Sheet1.D95</svg:desc>
                </draw:g>
              </table:table-cell>
              <table:table-cell office:value-type="float" office:value="0">
                <text:p>0</text:p>
                <draw:g>
                  <svg:desc>Sheet1.H85:Sheet1.H95</svg:desc>
                </draw:g>
              </table:table-cell>
              <table:table-cell office:value-type="float" office:value="0.761748541947061">
                <text:p>0.761748541947061</text:p>
                <draw:g>
                  <svg:desc>Sheet1.G85:Sheet1.G95</svg:desc>
                </draw:g>
              </table:table-cell>
              <table:table-cell office:value-type="float" office:value="1.0604">
                <text:p>1.0604</text:p>
                <draw:g>
                  <svg:desc>Sheet1.E85:Sheet1.E95</svg:desc>
                </draw:g>
              </table:table-cell>
              <table:table-cell office:value-type="float" office:value="2.7167">
                <text:p>2.7167</text:p>
                <draw:g>
                  <svg:desc>Sheet1.F85:Sheet1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80934">
                <text:p>0.80934</text:p>
              </table:table-cell>
              <table:table-cell office:value-type="float" office:value="0">
                <text:p>0</text:p>
              </table:table-cell>
              <table:table-cell office:value-type="float" office:value="0.837735531628533">
                <text:p>0.837735531628533</text:p>
              </table:table-cell>
              <table:table-cell office:value-type="float" office:value="1.2047">
                <text:p>1.2047</text:p>
              </table:table-cell>
              <table:table-cell office:value-type="float" office:value="2.9877">
                <text:p>2.9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.437">
                <text:p>1.437</text:p>
              </table:table-cell>
              <table:table-cell office:value-type="float" office:value="0">
                <text:p>0</text:p>
              </table:table-cell>
              <table:table-cell office:value-type="float" office:value="0.859101615074024">
                <text:p>0.859101615074024</text:p>
              </table:table-cell>
              <table:table-cell office:value-type="float" office:value="1.563">
                <text:p>1.563</text:p>
              </table:table-cell>
              <table:table-cell office:value-type="float" office:value="3.0639">
                <text:p>3.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1.4062">
                <text:p>1.4062</text:p>
              </table:table-cell>
              <table:table-cell office:value-type="float" office:value="0">
                <text:p>0</text:p>
              </table:table-cell>
              <table:table-cell office:value-type="float" office:value="0.864457155675191">
                <text:p>0.864457155675191</text:p>
              </table:table-cell>
              <table:table-cell office:value-type="float" office:value="1.5888">
                <text:p>1.588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.3902">
                <text:p>1.3902</text:p>
              </table:table-cell>
              <table:table-cell office:value-type="float" office:value="0">
                <text:p>0</text:p>
              </table:table-cell>
              <table:table-cell office:value-type="float" office:value="0.823014804845222">
                <text:p>0.823014804845222</text:p>
              </table:table-cell>
              <table:table-cell office:value-type="float" office:value="2.3691">
                <text:p>2.3691</text:p>
              </table:table-cell>
              <table:table-cell office:value-type="float" office:value="2.9352">
                <text:p>2.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1.4133">
                <text:p>1.4133</text:p>
              </table:table-cell>
              <table:table-cell office:value-type="float" office:value="0">
                <text:p>0</text:p>
              </table:table-cell>
              <table:table-cell office:value-type="float" office:value="0.79654553611485">
                <text:p>0.79654553611485</text:p>
              </table:table-cell>
              <table:table-cell office:value-type="float" office:value="2.2934">
                <text:p>2.2934</text:p>
              </table:table-cell>
              <table:table-cell office:value-type="float" office:value="2.8408">
                <text:p>2.8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1.3419">
                <text:p>1.3419</text:p>
              </table:table-cell>
              <table:table-cell office:value-type="float" office:value="0">
                <text:p>0</text:p>
              </table:table-cell>
              <table:table-cell office:value-type="float" office:value="0.866447958725886">
                <text:p>0.866447958725886</text:p>
              </table:table-cell>
              <table:table-cell office:value-type="float" office:value="2.5003">
                <text:p>2.5003</text:p>
              </table:table-cell>
              <table:table-cell office:value-type="float" office:value="3.0901">
                <text:p>3.0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1.6076">
                <text:p>1.6076</text:p>
              </table:table-cell>
              <table:table-cell office:value-type="float" office:value="0">
                <text:p>0</text:p>
              </table:table-cell>
              <table:table-cell office:value-type="float" office:value="0.882738896366083">
                <text:p>0.882738896366083</text:p>
              </table:table-cell>
              <table:table-cell office:value-type="float" office:value="2.3812">
                <text:p>2.3812</text:p>
              </table:table-cell>
              <table:table-cell office:value-type="float" office:value="3.1482">
                <text:p>3.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.8007">
                <text:p>1.8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576">
                <text:p>2.8576</text:p>
              </table:table-cell>
              <table:table-cell office:value-type="float" office:value="3.5664">
                <text:p>3.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7216">
                <text:p>16777216</text:p>
              </table:table-cell>
              <table:table-cell office:value-type="float" office:value="1.8438">
                <text:p>1.8438</text:p>
              </table:table-cell>
              <table:table-cell office:value-type="float" office:value="1">
                <text:p>1</text:p>
              </table:table-cell>
              <table:table-cell office:value-type="float" office:value="0.995345446388515">
                <text:p>0.995345446388515</text:p>
              </table:table-cell>
              <table:table-cell office:value-type="float" office:value="2.8643">
                <text:p>2.8643</text:p>
              </table:table-cell>
              <table:table-cell office:value-type="float" office:value="3.5498">
                <text:p>3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1.8374">
                <text:p>1.8374</text:p>
              </table:table-cell>
              <table:table-cell office:value-type="float" office:value="1">
                <text:p>1</text:p>
              </table:table-cell>
              <table:table-cell office:value-type="float" office:value="0.985391431135038">
                <text:p>0.985391431135038</text:p>
              </table:table-cell>
              <table:table-cell office:value-type="float" office:value="2.8939">
                <text:p>2.8939</text:p>
              </table:table-cell>
              <table:table-cell office:value-type="float" office:value="3.5143">
                <text:p>3.51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